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dd18" officeooo:paragraph-rsid="001ccc45"/>
    </style:style>
    <style:style style:name="P2" style:family="paragraph" style:parent-style-name="Standard">
      <style:paragraph-properties fo:text-align="justify" style:justify-single-word="false"/>
      <style:text-properties officeooo:rsid="0019dd18" officeooo:paragraph-rsid="0019dd18"/>
    </style:style>
    <style:style style:name="P3" style:family="paragraph" style:parent-style-name="Standard">
      <style:paragraph-properties fo:text-align="justify" style:justify-single-word="false"/>
      <style:text-properties officeooo:rsid="0019dd18" officeooo:paragraph-rsid="001ccc45"/>
    </style:style>
    <style:style style:name="P4" style:family="paragraph" style:parent-style-name="Standard">
      <style:text-properties officeooo:rsid="0019dd18" officeooo:paragraph-rsid="001ccc45"/>
    </style:style>
    <style:style style:name="P5" style:family="paragraph" style:parent-style-name="Standard">
      <style:paragraph-properties fo:text-align="justify" style:justify-single-word="false"/>
      <style:text-properties officeooo:rsid="001af8dc" officeooo:paragraph-rsid="001ccc45"/>
    </style:style>
    <style:style style:name="P6" style:family="paragraph" style:parent-style-name="Standard">
      <style:paragraph-properties fo:text-align="justify" style:justify-single-word="false"/>
      <style:text-properties officeooo:rsid="001c63b2" officeooo:paragraph-rsid="001ccc45"/>
    </style:style>
    <style:style style:name="P7" style:family="paragraph" style:parent-style-name="Standard">
      <style:paragraph-properties fo:text-align="justify" style:justify-single-word="false"/>
      <style:text-properties officeooo:rsid="001d5b55" officeooo:paragraph-rsid="001d5b55"/>
    </style:style>
    <style:style style:name="T1" style:family="text">
      <style:text-properties officeooo:rsid="0019dd18"/>
    </style:style>
    <style:style style:name="T2" style:family="text">
      <style:text-properties officeooo:rsid="001c63b2"/>
    </style:style>
    <style:style style:name="T3" style:family="text">
      <style:text-properties officeooo:rsid="001c6cd3"/>
    </style:style>
    <style:style style:name="T4" style:family="text">
      <style:text-properties officeooo:rsid="001cc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gros Marine – Ait Ali Massinissa</text:p>
      <text:p text:style-name="P4"/>
      <text:p text:style-name="P1">TP 6 Programmation Générique</text:p>
      <text:p text:style-name="P1"/>
      <text:p text:style-name="P1"/>
      <text:p text:style-name="P3">2.1</text:p>
      <text:p text:style-name="P3"/>
      <text:p text:style-name="P5">Si aucun coup n’est joué c’est qu’on arrive à <text:span text:style-name="T1">move_possible</text:span>()<text:span text:style-name="T1"> </text:span>vide. Ainsi la partie est fini et il n’y a pas de vainqueur. <text:span text:style-name="T2">Sous réserve bien sur que personne n’est gagné avant d’arriver à se cas précis.</text:span></text:p>
      <text:p text:style-name="P5"/>
      <text:p text:style-name="P3">3.1</text:p>
      <text:p text:style-name="P6"/>
      <text:p text:style-name="P6">Il n’y pas de stratégie gagnante à tous les coups, de plus il est possible d’arriver sur une partie sans vainqueur. Ainsi tous les techniques sont contrable.</text:p>
      <text:p text:style-name="P6"/>
      <text:p text:style-name="P3">3.2</text:p>
      <text:p text:style-name="P3"/>
      <text:p text:style-name="P7">La classe est générique alors il n’y a aucun intérêt à rendre ses membres privés. De plus nous avons pas besoin de rendre inaccéssible data et children au joueur.</text:p>
      <text:p text:style-name="P3"/>
      <text:p text:style-name="P2">3.3</text:p>
      <text:p text:style-name="P2"/>
      <text:p text:style-name="P3"><text:span text:style-name="T3">Au premier appel le nombre de jeux stockés est :</text:span> <text:span text:style-name="T3">986409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2:26:39.119394765</meta:creation-date>
    <dc:date>2017-12-22T13:46:53.402315318</dc:date>
    <meta:editing-duration>PT1H17M52S</meta:editing-duration>
    <meta:editing-cycles>5</meta:editing-cycles>
    <meta:generator>LibreOffice/5.3.7.2.0$Linux_X86_64 LibreOffice_project/30$Build-2</meta:generator>
    <meta:document-statistic meta:table-count="0" meta:image-count="0" meta:object-count="0" meta:page-count="1" meta:paragraph-count="10" meta:word-count="117" meta:character-count="650" meta:non-whitespace-character-count="542"/>
  </office:meta>
</office:document-meta>
</file>